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69cm" fo:break-before="auto" style:use-optimal-row-height="true"/>
    </style:style>
    <style:style style:name="ro13" style:family="table-row">
      <style:table-row-properties style:row-height="4.3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9" style:family="table-row">
      <style:table-row-properties style:row-height="0.859cm" fo:break-before="auto" style:use-optimal-row-height="true"/>
    </style:style>
    <style:style style:name="ro20" style:family="table-row">
      <style:table-row-properties style:row-height="1.085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1.175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25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125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3.164cm" fo:break-before="auto" style:use-optimal-row-height="true"/>
    </style:style>
    <style:style style:name="ro29" style:family="table-row">
      <style:table-row-properties style:row-height="3.641cm" fo:break-before="auto" style:use-optimal-row-height="true"/>
    </style:style>
    <style:style style:name="ro30" style:family="table-row">
      <style:table-row-properties style:row-height="2.374cm" fo:break-before="auto" style:use-optimal-row-height="true"/>
    </style:style>
    <style:style style:name="ro31" style:family="table-row">
      <style:table-row-properties style:row-height="2.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1pt" style:font-size-asian="11pt" style:font-size-complex="11pt"/>
    </style:style>
    <style:style style:name="ce6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0000"/>
      <style:text-properties style:use-window-font-color="true"/>
    </style:style>
    <style:style style:name="ce6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9">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3" office:value-type="string">
            <text:p>Prerequisite</text:p>
          </table:table-cell>
          <table:table-cell/>
          <table:table-cell table:style-name="ce64"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20">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5" office:value-type="string">
            <text:p>Don't use this mapping!</text:p>
          </table:table-cell>
          <table:table-cell table:number-columns-repeated="1017"/>
        </table:table-row>
        <table:table-row table:style-name="ro20">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20">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20">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1">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2">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3">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4">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0">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5">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20">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6">
          <table:table-cell office:value-type="string">
            <text:p>model</text:p>
          </table:table-cell>
          <table:table-cell table:style-name="ce8" office:value-type="string">
            <text:p>BR-CO-15</text:p>
          </table:table-cell>
          <table:table-cell table:style-name="ce44"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 (cbc:TaxExclusiveAmount + //cac:TaxTotal/xs:decimal</text:span><text:span text:style-name="T18">(cbc:TaxAmount[@currencyID='EUR'])) * 10 * 10) </text:span><text:span text:style-name="T18">div 100))</text:span></text:p>
          </table:table-cell>
          <table:table-cell table:number-columns-repeated="1021"/>
        </table:table-row>
        <table:table-row table:style-name="ro27">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5"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5"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5"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5"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8">
          <table:table-cell office:value-type="string">
            <text:p>model</text:p>
          </table:table-cell>
          <table:table-cell table:style-name="ce8" office:value-type="string">
            <text:p>BR-S-01</text:p>
          </table:table-cell>
          <table:table-cell table:style-name="ce46" office:value-type="string">
            <text:p><text:span text:style-name="T21">((count(//cac:AllowanceCharge/cac:TaxCategory[normalize-space(cbc:ID) = 'S']) + </text:span><text:span text:style-name="T21">count(//cac:ClassifiedTaxCategory[</text:span><text:span text:style-name="T22">normalize-space(</text:span><text:span text:style-name="T21">cbc:ID) = 'S'])) &gt; 0 and </text:span><text:span text:style-name="T21">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text:span><text:span text:style-name="T21">count(//cac:ClassifiedTaxCategory[</text:span><text:span text:style-name="T22">normalize-space(</text:span><text:span text:style-name="T21">cbc:ID) = 'S'])) = 0 and </text:span><text:span text:style-name="T21">count(cac:TaxTotal/cac:TaxSubtotal/cac:TaxCategor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9">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21">(../cbc:TaxableAmount = (sum(../../../cac:InvoiceLine[</text:span><text:span text:style-name="T22">normalize-space(</text:span><text:span text:style-name="T21">cac:Item/cac:ClassifiedTaxCategory/cbc:ID)='S']</text:span><text:span text:style-name="T21">[cac:Item/cac:ClassifiedTaxCategory/round(cbc:Percent) =$rate]/xs:decimal(cbc:LineExtensionAmount)) + </text:span><text:span text:style-name="T21">sum(../../../cac:AllowanceCharge[cbc:ChargeIndicator='true'][</text:span><text:span text:style-name="T22">normalize-space(</text:span><text:span text:style-name="T21">cac:TaxCategory/cbc:ID)='S']</text:span><text:span text:style-name="T21">[cac:TaxCategory/round(cbc:Percent) = $rate]/xs:decimal(cbc:Amount)) - </text:span><text:span text:style-name="T21">sum(../../../cac:AllowanceCharge[cbc:ChargeIndicator='false'][</text:span><text:span text:style-name="T22">normalize-space(</text:span><text:span text:style-name="T21">cac:TaxCategory/cbc:ID)='S']</text:span><text:span text:style-name="T21">[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Z-08</text:p>
          </table:table-cell>
          <table:table-cell table:style-name="ce49"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text:span><text:span text:style-name="T23">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text:span><text:span text:style-name="T15"> </text:span><text:span text:style-name="T15">exists(//cac:AccountingSupplierParty/cac:Party/cac:PartyTaxScheme/cbc:CompanyID[@schemeID != 'VAT']) or</text:span><text:span text:style-name="T27"> </text:span><text:span text:style-name="T27">exists(//</text:span><text:span text:style-name="T14">cac:TaxRepresentativeParty/cac:PartyTaxScheme/cbc:CompanyID))) or </text:span><text:span text:style-name="T14">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8">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6"/>
          <table:table-cell table:style-name="ce67"/>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AE-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cac:AllowanceCharge[cbc:ChargeIndicator='true'][normalize-</text:span><text:span text:style-name="T21">space(cac:TaxCategory/cbc:ID)='AE']/xs:decimal(cbc:Amount)) - <text:s/></text:span><text:span text:style-name="T21">sum(../../../cac:AllowanceCharge[cbc:ChargeIndicator='false'][</text:span><text:span text:style-name="T22">normalize-</text:span><text:span text:style-name="T22">space(</text:span><text:span text:style-name="T21">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C-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cac:AllowanceCharge[cbc:ChargeIndicator='true'][normalize-</text:span><text:span text:style-name="T21">space(cac:TaxCategory/cbc:ID)='IC']/xs:decimal(cbc:Amount)) - </text:span><text:span text:style-name="T21">sum(../../../cac:AllowanceCharge[cbc:ChargeIndicator='false'][normalize-</text:span><text:span text:style-name="T21">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7">not(//</text:span><text:span text:style-name="T14">cac:TaxRepresentativeParty/cac:PartyTaxScheme/cbc:CompanyID) and <text:s/></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3</text:p>
          </table:table-cell>
          <table:table-cell table:style-name="ce52"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4</text:p>
          </table:table-cell>
          <table:table-cell table:style-name="ce53"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cac:AllowanceCharge[cbc:ChargeIndicator='true'][</text:span><text:span text:style-name="T22">normalize-</text:span><text:span text:style-name="T22">space(</text:span><text:span text:style-name="T21">cac:TaxCategory/cbc:ID)='O']/xs:decimal(cbc:Amount)) - </text:span><text:span text:style-name="T21">sum(../../../cac:AllowanceCharge[cbc:ChargeIndicator='false'][</text:span><text:span text:style-name="T22">normalize-</text:span><text:span text:style-name="T22">space(</text:span><text:span text:style-name="T21">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G-01</text:p>
          </table:table-cell>
          <table:table-cell table:style-name="ce46" office:value-type="string">
            <text:p><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gt; 0 and </text:span><text:span text:style-name="T21">count(cac:TaxTotal/cac:TaxSubtotal/cac:TaxCategory[cbc:ID = 'IG']) &gt; 0) <text:s/>or </text:span><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cac:AllowanceCharge[cbc:ChargeIndicator='true'][</text:span><text:span text:style-name="T37">normalize-space(</text:span><text:span text:style-name="T21">cac:TaxCategory/cbc:ID)='IG']</text:span><text:span text:style-name="T21">[cac:TaxCategory/cbc:Percent = $rate]/xs:decimal(cbc:Amount)) - </text:span><text:span text:style-name="T21">sum(../../../cac:AllowanceCharge[cbc:ChargeIndicator='false'][</text:span><text:span text:style-name="T37">normalize-space(</text:span><text:span text:style-name="T21">cac:TaxCategory/cbc:ID)='IG']</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1</text:p>
          </table:table-cell>
          <table:table-cell table:style-name="ce46" office:value-type="string">
            <text:p><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gt; 0 and </text:span><text:span text:style-name="T21">count(cac:TaxTotal/cac:TaxSubtotal/cac:TaxCategory[cbc:ID = 'IP']) &gt; 0) <text:s/>or </text:span><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IP']</text:span><text:span text:style-name="T3">) and </text:span><text:span text:style-name="T3">(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cac:AllowanceCharge[cbc:ChargeIndicator='true']</text:span><text:span text:style-name="T21">[</text:span><text:span text:style-name="T38">normalize-space(</text:span><text:span text:style-name="T21">cac:TaxCategory/cbc:ID)='IP'][cac:TaxCategory/cbc:Percent = $rate]/xs:decimal(cbc:Amount)) </text:span><text:span text:style-name="T21">- sum(../../../cac:AllowanceCharge[cbc:ChargeIndicator='false'][</text:span><text:span text:style-name="T37">normalize-space(</text:span><text:span text:style-name="T21">cac:TaxCategory/cbc:ID)='IP']</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3">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23">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3">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3">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3">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23">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3">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3">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3">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3">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3">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3">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23">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3">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3">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3">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23">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3">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3">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0" office:value-type="string">
            <text:p><text:span text:style-name="T3">cac:AllowanceCharge[cbc:ChargeIndicator='true'</text:span><text:span text:style-name="T39">]/cac:TaxCategory[cbc:ID='S']</text:span></text:p>
          </table:table-cell>
          <table:table-cell table:number-columns-repeated="1021"/>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9">]/cac:TaxCategory[cbc:ID='Z']</text:span></text:p>
          </table:table-cell>
          <table:table-cell table:number-columns-repeated="1021"/>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9">]/cac:TaxCategory[cbc:ID='E']</text:span></text:p>
          </table:table-cell>
          <table:table-cell table:number-columns-repeated="1021"/>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9">]/cac:TaxCategory[cbc:ID='G']</text:span></text:p>
          </table:table-cell>
          <table:table-cell table:number-columns-repeated="1021"/>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9">]/cac:TaxCategory[cbc:ID='AE']</text:span></text:p>
          </table:table-cell>
          <table:table-cell table:number-columns-repeated="1021"/>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9">]/cac:TaxCategory[cbc:ID='IC']</text:span></text:p>
          </table:table-cell>
          <table:table-cell table:number-columns-repeated="1021"/>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3">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0" office:value-type="string">
            <text:p><text:span text:style-name="T3">cac:AllowanceCharge[cbc:ChargeIndicator='true'</text:span><text:span text:style-name="T39">]/cac:TaxCategory[cbc:ID='O']</text:span></text:p>
          </table:table-cell>
          <table:table-cell table:number-columns-repeated="1021"/>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3">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3">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0" office:value-type="string">
            <text:p><text:span text:style-name="T3">cac:AllowanceCharge[cbc:ChargeIndicator='true'</text:span><text:span text:style-name="T39">]/cac:TaxCategory[cbc:ID='IG']</text:span></text:p>
          </table:table-cell>
          <table:table-cell table:number-columns-repeated="1021"/>
        </table:table-row>
        <table:table-row table:style-name="ro23">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3">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3">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0" office:value-type="string">
            <text:p><text:span text:style-name="T3">cac:AllowanceCharge[cbc:ChargeIndicator='true'</text:span><text:span text:style-name="T39">]/cac:TaxCategory[cbc:ID='IP']</text:span></text:p>
          </table:table-cell>
          <table:table-cell table:number-columns-repeated="1021"/>
        </table:table-row>
        <table:table-row table:style-name="ro23">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3">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23">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1" office:value-type="string">
            <text:p>cac:Delivery/cac:DeliveryLocation/cac:Address</text:p>
          </table:table-cell>
          <table:table-cell table:number-columns-repeated="1021"/>
        </table:table-row>
        <table:table-row table:style-name="ro23">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2"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2"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3" table:number-rows-repeated="1048331">
          <table:table-cell table:number-columns-repeated="1024"/>
        </table:table-row>
        <table:table-row table:style-name="ro23">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13/12/2016</text:date>, <text:time>09:06:50</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3T09:06:50</dc:date>
    <dc:creator>Oriol Bausà</dc:creator>
    <meta:editing-duration>P36DT9H59M26S</meta:editing-duration>
    <meta:editing-cycles>332</meta:editing-cycles>
    <meta:document-statistic meta:table-count="3" meta:cell-count="1711" meta:object-count="0"/>
  </office:meta>
</office:document-meta>
</file>